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6ebaa" officeooo:paragraph-rsid="0016ebaa"/>
    </style:style>
    <style:style style:name="P4" style:family="paragraph" style:parent-style-name="Standard">
      <style:text-properties officeooo:rsid="00170cc9" officeooo:paragraph-rsid="00170cc9"/>
    </style:style>
    <style:style style:name="P5" style:family="paragraph" style:parent-style-name="Standard">
      <style:text-properties officeooo:rsid="0019e00e" officeooo:paragraph-rsid="0019e00e"/>
    </style:style>
    <style:style style:name="P6" style:family="paragraph" style:parent-style-name="Standard">
      <style:text-properties fo:font-style="normal" fo:font-weight="normal" officeooo:rsid="00170cc9" officeooo:paragraph-rsid="00170cc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officeooo:rsid="0016ebaa" officeooo:paragraph-rsid="001b96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70cc9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b968d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officeooo:rsid="00170cc9" style:font-style-asian="italic" style:font-weight-asian="bold" style:font-style-complex="italic" style:font-weight-complex="bold"/>
    </style:style>
    <style:style style:name="T7" style:family="text">
      <style:text-properties officeooo:rsid="00145f6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b968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70cc9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b968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70cc9" style:font-style-asian="normal" style:font-weight-asian="normal" style:font-style-complex="normal" style:font-weight-complex="normal"/>
    </style:style>
    <style:style style:name="T15" style:family="text">
      <style:text-properties officeooo:rsid="0018c6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<text:span text:style-name="T7">Pin</text:span></text:p>
      <text:p text:style-name="P1"/>
      <text:p text:style-name="P1">Es<text:span text:style-name="T7">te módulo gestiona cada pin que existe en la placa, por lo que se podrían crear tantas instancias como pines tenga la placa.</text:span> </text:p>
      <text:p text:style-name="P1"/>
      <text:p text:style-name="P3">Las propiedades principales <text:span text:style-name="T15">s</text:span>on:</text:p>
      <text:p text:style-name="P3"><text:span text:style-name="T1">Board</text:span>: Instancia de placa a la que pertenece.</text:p>
      <text:p text:style-name="P3"><text:span text:style-name="T1">Pin</text:span>: número de pin en la placa</text:p>
      <text:p text:style-name="P3"><text:span text:style-name="T1">Mode</text:span>: Modo en que actuará el pin</text:p>
      <text:p text:style-name="P3"/>
      <text:p text:style-name="P3"><text:span text:style-name="T2">Pin</text:span> y <text:span text:style-name="T2">Mode</text:span> se comprueban sólo cuando se intenta activar la instancia correspondiente, mostrando un error si fuera el caso, también se comprueba si el pin está asignado a otra instancia <text:span text:style-name="T2">TPin</text:span> o pertenece a un módulo activo.</text:p>
      <text:p text:style-name="P3"/>
      <text:p text:style-name="P7">Cuando se activa un pin en un modo de entrada, se activa el <text:span text:style-name="T2">report pin</text:span><text:span text:style-name="T8">, se puede saber que está en este modo leyendo la propiedad </text:span><text:span text:style-name="T9">Reporting </text:span><text:span text:style-name="T13">comunicando su valor con </text:span><text:span text:style-name="T14">el evento </text:span><text:span text:style-name="T11">OnPinValue</text:span><text:span text:style-name="T14">.</text:span><text:span text:style-name="T12"> </text:span><text:span text:style-name="T13">S</text:span><text:span text:style-name="T12">e puede desactivar este modo con la función </text:span><text:span text:style-name="T9">ReportPin</text:span><text:span text:style-name="T12">, pero si el pin es digital, </text:span><text:span text:style-name="T13">no </text:span><text:span text:style-name="T12">se desactiva</text:span><text:span text:style-name="T13">rá</text:span><text:span text:style-name="T12"> el </text:span><text:span text:style-name="T3">report pin</text:span><text:span text:style-name="T12"> en todos los pines del puerto </text:span><text:span text:style-name="T13">al que pertenece, si hay alguno en estado </text:span><text:span text:style-name="T5">reporting</text:span><text:span text:style-name="T13">, pero no llegarán eventos </text:span><text:span text:style-name="T5">OnPinValue</text:span><text:span text:style-name="T13"> a ese pin.</text:span></text:p>
      <text:p text:style-name="P3"><text:span text:style-name="T12">Las propiedades </text:span><text:span text:style-name="T9">State</text:span><text:span text:style-name="T12"> y </text:span><text:span text:style-name="T9">Value</text:span><text:span text:style-name="T12"> devuelven el último valor escrito y leído en el pin.</text:span></text:p>
      <text:p text:style-name="P4"><text:span text:style-name="T12">Para escribir un valor en un pin se utiliza la función </text:span><text:span text:style-name="T9">WriteValue</text:span><text:span text:style-name="T12">, si el pin está configurado en alguno de los modos de salida, el valor a escribir se ajusta automáticamente a la resolución de dicho modo.</text:span></text:p>
      <text:p text:style-name="P4"><text:span text:style-name="T12">El evento </text:span><text:span text:style-name="T9">OnPinState</text:span><text:span text:style-name="T12"> es lanzado con la función </text:span><text:span text:style-name="T9">askPinState</text:span><text:span text:style-name="T12">, devuelve el modo y estado del pin.</text:span></text:p>
      <text:p text:style-name="P6"/>
      <text:p text:style-name="P5"><text:span text:style-name="T12">Cuando se desactiva </text:span><text:span text:style-name="T13">una</text:span><text:span text:style-name="T12"> instancia </text:span><text:span text:style-name="T13">TPin</text:span><text:span text:style-name="T12">, se comprueba si hay si </text:span><text:span text:style-name="T3">report pin</text:span><text:span text:style-name="T12"> está activo, si está activo se desactiva antes de desactivar el módulo, si el pin es digital se comprueba que si hay otro pin digital en el mismo puerto con r</text:span><text:span text:style-name="T3">eport pin</text:span><text:span text:style-name="T12"> activado para no desactivar el </text:span><text:span text:style-name="T3">report pin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3-09T12:07:23.890585581</dc:date>
    <meta:editing-duration>PT22M2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86" meta:character-count="1586" meta:non-whitespace-character-count="1311"/>
  </office:meta>
</office:document-meta>
</file>